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ourier 10 Pitch1" svg:font-family="'Courier 10 Pitch'" style:font-pitch="fixed"/>
    <style:font-face style:name="Liberation Mono" svg:font-family="'Liberation Mono', 'Courier New', 'Nimbus Mono L', 'DejaVu Sans Mono', Courier" style:font-family-generic="modern"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fill-color="#eeeeee" draw:textarea-horizontal-align="justify" draw:textarea-vertical-align="middle" draw:auto-grow-height="false" fo:min-height="15.498cm" fo:min-width="17.026cm"/>
    </style:style>
    <style:style style:name="gr2"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2.699cm" fo:min-width="5.22cm" fo:padding-top="0.109cm" fo:padding-bottom="0.109cm" fo:padding-left="0.234cm" fo:padding-right="0.234cm" fo:wrap-option="no-wrap"/>
    </style:style>
    <style:style style:name="gr3"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091cm" fo:min-width="3.076cm" fo:padding-top="0.109cm" fo:padding-bottom="0.109cm" fo:padding-left="0.234cm" fo:padding-right="0.234cm" fo:wrap-option="no-wrap"/>
    </style:style>
    <style:style style:name="gr4" style:family="graphic" style:parent-style-name="standard">
      <style:graphic-properties draw:textarea-horizontal-align="justify" draw:textarea-vertical-align="middle" draw:auto-grow-height="false" fo:min-height="0.286cm" fo:min-width="0cm"/>
    </style:style>
    <style:style style:name="gr5" style:family="graphic" style:parent-style-name="standard">
      <style:graphic-properties draw:stroke="none" draw:fill="none" fo:min-height="2.788cm"/>
    </style:style>
    <style:style style:name="gr6" style:family="graphic" style:parent-style-name="standard">
      <style:graphic-properties draw:stroke="solid" draw:fill-color="#eeeeee" draw:textarea-horizontal-align="justify" draw:textarea-vertical-align="middle" draw:auto-grow-height="false" fo:min-height="9.199cm" fo:min-width="17.026cm"/>
    </style:style>
    <style:style style:name="gr7"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963cm" fo:min-width="4.069cm" fo:padding-top="0.109cm" fo:padding-bottom="0.109cm" fo:padding-left="0.234cm" fo:padding-right="0.234cm" fo:wrap-option="no-wrap"/>
    </style:style>
    <style:style style:name="gr8"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806cm" fo:min-width="4.36cm" fo:padding-top="0.109cm" fo:padding-bottom="0.109cm" fo:padding-left="0.234cm" fo:padding-right="0.234cm" fo:wrap-option="no-wrap"/>
    </style:style>
    <style:style style:name="gr9" style:family="graphic" style:parent-style-name="standard" style:list-style-name="L1">
      <style:graphic-properties draw:stroke="solid" svg:stroke-width="0.018cm" draw:marker-start-width="0.23cm" draw:marker-end-width="0.23cm" draw:fill-color="#ffffff" draw:textarea-horizontal-align="justify" draw:textarea-vertical-align="middle" draw:auto-grow-height="false" fo:min-height="0.886cm" fo:min-width="4.069cm" fo:padding-top="0.109cm" fo:padding-bottom="0.109cm" fo:padding-left="0.234cm" fo:padding-right="0.234cm" fo:wrap-option="no-wrap"/>
    </style:style>
    <style:style style:name="gr10" style:family="graphic" style:parent-style-name="standard">
      <style:graphic-properties draw:stroke="solid" draw:fill-color="#eeeeee" draw:textarea-horizontal-align="justify" draw:textarea-vertical-align="middle" draw:auto-grow-height="false" fo:min-height="5.779cm" fo:min-width="17.026cm"/>
    </style:style>
    <style:style style:name="gr11" style:family="graphic" style:parent-style-name="standard" style:list-style-name="L1">
      <style:graphic-properties draw:stroke="solid" svg:stroke-width="0.018cm" draw:marker-start-width="0.23cm" draw:marker-end-width="0.23cm" draw:fill-color="#ffffff" draw:textarea-horizontal-align="justify" draw:textarea-vertical-align="middle" draw:auto-grow-height="false" fo:min-height="1.963cm" fo:min-width="5.384cm" fo:padding-top="0.109cm" fo:padding-bottom="0.109cm" fo:padding-left="0.234cm" fo:padding-right="0.234cm" fo:wrap-option="no-wrap"/>
    </style:style>
    <style:style style:name="gr12" style:family="graphic" style:parent-style-name="standard" style:list-style-name="L1">
      <style:graphic-properties draw:stroke="solid" draw:fill="none" draw:fill-color="#eeeeee" draw:textarea-horizontal-align="justify" draw:textarea-vertical-align="middle" draw:auto-grow-height="false" fo:min-height="11.974cm" fo:min-width="15.974cm"/>
    </style:style>
    <style:style style:name="gr13"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553cm" fo:min-width="4.277cm" fo:padding-top="0.109cm" fo:padding-bottom="0.109cm" fo:padding-left="0.234cm" fo:padding-right="0.234cm" fo:wrap-option="no-wrap"/>
    </style:style>
    <style:style style:name="gr14"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498cm" fo:min-width="2.366cm" fo:padding-top="0.109cm" fo:padding-bottom="0.109cm" fo:padding-left="0.234cm" fo:padding-right="0.234cm" fo:wrap-option="no-wrap"/>
    </style:style>
    <style:style style:name="gr15"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197cm" fo:min-width="4.054cm" fo:padding-top="0.109cm" fo:padding-bottom="0.109cm" fo:padding-left="0.234cm" fo:padding-right="0.234cm" fo:wrap-option="no-wrap"/>
    </style:style>
    <style:style style:name="gr16" style:family="graphic" style:parent-style-name="standard" style:list-style-name="L1">
      <style:graphic-properties draw:stroke="solid" draw:fill="none" draw:fill-color="#eeeeee" draw:textarea-horizontal-align="justify" draw:textarea-vertical-align="middle" draw:auto-grow-height="false" fo:min-height="11.974cm" fo:min-width="15.974cm"/>
    </style:style>
    <style:style style:name="gr17"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665cm" fo:min-width="3.589cm" fo:padding-top="0.109cm" fo:padding-bottom="0.109cm" fo:padding-left="0.234cm" fo:padding-right="0.234cm" fo:wrap-option="no-wrap"/>
    </style:style>
    <style:style style:name="gr18"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905cm" fo:min-width="3.589cm" fo:padding-top="0.109cm" fo:padding-bottom="0.109cm" fo:padding-left="0.234cm" fo:padding-right="0.234cm" fo:wrap-option="no-wrap"/>
    </style:style>
    <style:style style:name="gr19"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505cm" fo:min-width="3.641cm" fo:padding-top="0.109cm" fo:padding-bottom="0.109cm" fo:padding-left="0.234cm" fo:padding-right="0.234cm" fo:wrap-option="no-wrap"/>
    </style:style>
    <style:style style:name="gr20" style:family="graphic" style:parent-style-name="standard" style:list-style-name="L1">
      <style:graphic-properties draw:stroke="solid" draw:fill="none" draw:fill-color="#eeeeee" draw:textarea-horizontal-align="justify" draw:textarea-vertical-align="middle" draw:auto-grow-height="false" fo:min-height="11.974cm" fo:min-width="15.974cm"/>
    </style:style>
    <style:style style:name="P1" style:family="paragraph">
      <loext:graphic-properties draw:fill-color="#eeeeee"/>
      <style:paragraph-properties fo:text-align="center"/>
      <style:text-properties style:font-name="Courier 10 Pitch1" fo:font-size="9pt" style:font-size-asian="9pt" style:font-size-complex="9pt"/>
    </style:style>
    <style:style style:name="P2" style:family="paragraph">
      <style:paragraph-properties fo:text-align="center"/>
    </style:style>
    <style:style style:name="P3" style:family="paragraph">
      <loext:graphic-properties draw:fill-color="#ffffff"/>
      <style:paragraph-properties fo:text-align="center"/>
      <style:text-properties fo:color="#cc0000" style:font-name="Courier 10 Pitch1" fo:font-size="12pt"/>
    </style:style>
    <style:style style:name="P4" style:family="paragraph">
      <style:paragraph-properties fo:text-align="start"/>
      <style:text-properties style:font-name="Liberation Mono" fo:font-size="10pt" style:font-name-asian="Liberation Mono" style:font-size-asian="10pt" style:font-name-complex="Liberation Mono" style:font-size-complex="10pt"/>
    </style:style>
    <style:style style:name="P5"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6" style:family="paragraph">
      <loext:graphic-properties draw:fill-color="#ffffff"/>
      <style:paragraph-properties fo:text-align="center"/>
      <style:text-properties fo:color="#cc0000" style:font-name="Courier 10 Pitch1" fo:font-size="11pt"/>
    </style:style>
    <style:style style:name="P7" style:family="paragraph">
      <loext:graphic-properties draw:fill-color="#ffffff"/>
      <style:paragraph-properties fo:text-align="center"/>
      <style:text-properties fo:color="#cc0000" style:font-name="Courier 10 Pitch1" fo:font-size="11pt" style:letter-kerning="true" style:font-name-asian="Noto Sans CJK SC Regular" style:font-size-asian="18pt" style:font-name-complex="FreeSans" style:font-size-complex="18pt"/>
    </style:style>
    <style:style style:name="P8" style:family="paragraph">
      <loext:graphic-properties draw:fill-color="#ffffff"/>
      <style:paragraph-properties fo:text-align="center"/>
      <style:text-properties fo:color="#cc0000" style:font-name="Courier 10 Pitch1" fo:font-size="12pt" style:letter-kerning="true" style:font-name-asian="Noto Sans CJK SC Regular" style:font-size-asian="18pt" style:font-name-complex="FreeSans" style:font-size-complex="18pt"/>
    </style:style>
    <style:style style:name="P9" style:family="paragraph">
      <style:text-properties fo:font-size="11pt" style:font-size-asian="11pt" style:font-size-complex="11pt"/>
    </style:style>
    <style:style style:name="P10" style:family="paragraph">
      <loext:graphic-properties draw:fill="none" draw:fill-color="#eeeeee"/>
      <style:paragraph-properties fo:margin-left="0cm" fo:margin-right="0cm" fo:text-align="center" fo:text-indent="0cm"/>
      <style:text-properties style:font-name="Courier 10 Pitch1" fo:font-size="11pt" style:letter-kerning="true" style:font-name-asian="Noto Sans CJK SC Regular" style:font-size-asian="11pt" style:font-name-complex="FreeSans" style:font-size-complex="11pt"/>
    </style:style>
    <style:style style:name="P11" style:family="paragraph">
      <style:paragraph-properties fo:text-align="center"/>
      <style:text-properties fo:color="#000000"/>
    </style:style>
    <style:style style:name="P12" style:family="paragraph">
      <loext:graphic-properties draw:fill-color="#ffffff"/>
      <style:paragraph-properties fo:text-align="center"/>
      <style:text-properties fo:color="#000000" style:font-name="Courier 10 Pitch1" fo:font-size="12pt"/>
    </style:style>
    <style:style style:name="P13" style:family="paragraph">
      <loext:graphic-properties draw:fill-color="#ffffff"/>
      <style:paragraph-properties fo:text-align="center"/>
      <style:text-properties fo:color="#000000" style:font-name="Courier 10 Pitch1" fo:font-size="11pt"/>
    </style:style>
    <style:style style:name="T1" style:family="text">
      <style:text-properties fo:color="#ff3300" style:font-name="Courier 10 Pitch1" fo:font-size="9pt" style:font-size-asian="9pt" style:font-size-complex="9pt"/>
    </style:style>
    <style:style style:name="T2" style:family="text">
      <style:text-properties style:font-name="Courier 10 Pitch1" fo:font-size="9pt" style:font-size-asian="9pt" style:font-size-complex="9pt"/>
    </style:style>
    <style:style style:name="T3" style:family="text">
      <style:text-properties style:font-name="Courier 10 Pitch1" fo:font-size="9pt" style:font-size-asian="9pt"/>
    </style:style>
    <style:style style:name="T4" style:family="text">
      <style:text-properties fo:color="#cc0000" style:font-name="Courier 10 Pitch1" fo:font-size="12pt"/>
    </style:style>
    <style:style style:name="T5" style:family="text">
      <style:text-properties fo:color="#cc0000" style:font-name="Courier 10 Pitch1" fo:font-size="11pt" style:letter-kerning="true" style:font-name-asian="Noto Sans CJK SC Regular" style:font-size-asian="18pt" style:font-name-complex="FreeSans" style:font-size-complex="18pt"/>
    </style:style>
    <style:style style:name="T6" style:family="text">
      <style:text-properties fo:color="#cc0000" style:font-name="Courier 10 Pitch1" fo:font-size="11pt"/>
    </style:style>
    <style:style style:name="T7" style:family="text">
      <style:text-properties style:font-name="Courier 10 Pitch1" fo:font-size="11pt" style:font-size-asian="11pt" style:font-size-complex="11pt"/>
    </style:style>
    <style:style style:name="T8" style:family="text">
      <style:text-properties fo:color="#ff3300" style:font-name="Courier 10 Pitch1" fo:font-size="11pt" style:font-size-asian="11pt" style:font-size-complex="11pt"/>
    </style:style>
    <style:style style:name="T9" style:family="text">
      <style:text-properties style:font-name="Courier 10 Pitch1" fo:font-size="11pt" style:letter-kerning="true" style:font-name-asian="Noto Sans CJK SC Regular" style:font-size-asian="18pt" style:font-name-complex="FreeSans" style:font-size-complex="18pt"/>
    </style:style>
    <style:style style:name="T10" style:family="text">
      <style:text-properties style:font-name="Courier 10 Pitch1" fo:font-size="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526cm" svg:height="15.748cm" svg:x="1.762cm" svg:y="1.635cm">
          <text:p><text:span text:style-name="T1">class</text:span><text:span text:style-name="T2"> ClientRepository {</text:span></text:p>
          <text:p><text:span text:style-name="T2"><text:s text:c="2"/></text:span><text:span text:style-name="T1">private</text:span><text:span text:style-name="T2"> ClientDAO clientDAO;</text:span></text:p>
          <text:p><text:span text:style-name="T1"><text:s text:c="2"/></text:span><text:span text:style-name="T1">private</text:span><text:span text:style-name="T2"> ClientCache clientCache;</text:span></text:p>
          <text:p><text:span text:style-name="T2"><text:s text:c="2"/></text:span><text:span text:style-name="T1">public</text:span><text:span text:style-name="T2"> ClientRepository(ClientDAO clientDAO, ClientCache clientCache) {</text:span></text:p>
          <text:p><text:span text:style-name="T2"><text:s text:c="4"/></text:span><text:span text:style-name="T2">clientDAO = clientDAO; clientCache = clientCache;</text:span></text:p>
          <text:p><text:span text:style-name="T2"><text:s text:c="2"/></text:span><text:span text:style-name="T2">}</text:span></text:p>
          <text:p><text:span text:style-name="T3"/></text:p>
          <text:p><text:span text:style-name="T2"><text:s text:c="2"/></text:span><text:span text:style-name="T2">Client get(int id) {</text:span></text:p>
          <text:p><text:span text:style-name="T2"><text:s text:c="4"/></text:span><text:span text:style-name="T1">if</text:span><text:span text:style-name="T2"> (clientCache.get(id) == null) </text:span></text:p>
          <text:p><text:span text:style-name="T2"><text:s text:c="7"/></text:span><text:span text:style-name="T2">clientCache.put(clientDAO.retrieveClient(id));</text:span></text:p>
          <text:p><text:span text:style-name="T2"><text:s text:c="4"/></text:span><text:span text:style-name="T1">return</text:span><text:span text:style-name="T2"> clientCache.get(id);</text:span></text:p>
          <text:p><text:span text:style-name="T2"><text:s text:c="2"/></text:span><text:span text:style-name="T2">}</text:span></text:p>
          <text:p><text:span text:style-name="T3"/></text:p>
          <text:p><text:span text:style-name="T2"><text:s text:c="2"/></text:span><text:span text:style-name="T1">private</text:span><text:span text:style-name="T2"> void addAccountDetails() { </text:span></text:p>
          <text:p><text:span text:style-name="T2"><text:s text:c="4"/></text:span><text:span text:style-name="T2">Client client = clientCache.get(id).setAccount(clientDAO.retrieveAccountDetails(id));</text:span></text:p>
          <text:p><text:span text:style-name="T2"><text:s text:c="4"/></text:span><text:span text:style-name="T2">clientCache.update(client); </text:span></text:p>
          <text:p><text:span text:style-name="T2"><text:s text:c="2"/></text:span><text:span text:style-name="T2">}</text:span></text:p>
          <text:p><text:span text:style-name="T3"/></text:p>
          <text:p><text:span text:style-name="T1"><text:s text:c="2"/></text:span><text:span text:style-name="T1">private</text:span><text:span text:style-name="T2"> void addContactDetails() { </text:span></text:p>
          <text:p><text:span text:style-name="T2"><text:s text:c="4"/></text:span><text:span text:style-name="T2">Client client = clientCache.get(id).setContactDetails(clientDAO.retrieveContact(id));</text:span></text:p>
          <text:p><text:span text:style-name="T2"><text:s text:c="4"/></text:span><text:span text:style-name="T2">clientCache.update(client); </text:span></text:p>
          <text:p><text:span text:style-name="T2"><text:s text:c="2"/></text:span><text:span text:style-name="T2">}</text:span></text:p>
          <text:p><text:span text:style-name="T3"/></text:p>
          <text:p><text:span text:style-name="T2"><text:s text:c="2"/></text:span><text:span text:style-name="T1">layer</text:span><text:span text:style-name="T2"> mobileLayer {</text:span></text:p>
          <text:p><text:span text:style-name="T2"><text:s text:c="4"/></text:span><text:span text:style-name="T2">Client get(int id) { </text:span></text:p>
          <text:p><text:span text:style-name="T2"><text:s text:c="6"/></text:span><text:span text:style-name="T1">proceed</text:span><text:span text:style-name="T2">(id);</text:span></text:p>
          <text:p><text:span text:style-name="T2"><text:s text:c="6"/></text:span><text:span text:style-name="T2">addAccountDetails(id); </text:span></text:p>
          <text:p><text:span text:style-name="T2"><text:s text:c="6"/></text:span><text:span text:style-name="T2">return clientCache.get(id);</text:span></text:p>
          <text:p><text:span text:style-name="T2"><text:s text:c="4"/></text:span><text:span text:style-name="T2">}</text:span></text:p>
          <text:p><text:span text:style-name="T2"><text:s text:c="2"/></text:span><text:span text:style-name="T2">}</text:span></text:p>
          <text:p><text:span text:style-name="T3"/></text:p>
          <text:p><text:span text:style-name="T2"><text:s text:c="2"/></text:span><text:span text:style-name="T1">layer</text:span><text:span text:style-name="T2"> desktopLayer {</text:span></text:p>
          <text:p><text:span text:style-name="T2"><text:s text:c="4"/></text:span><text:span text:style-name="T2">Client get(int id) { </text:span></text:p>
          <text:p><text:span text:style-name="T2"><text:s text:c="6"/></text:span><text:span text:style-name="T1">proceed</text:span><text:span text:style-name="T2">(id);</text:span></text:p>
          <text:p><text:span text:style-name="T2"><text:s text:c="6"/></text:span><text:span text:style-name="T2">addAccountDetails(id);</text:span></text:p>
          <text:p><text:span text:style-name="T2"><text:s text:c="6"/></text:span><text:span text:style-name="T2">addContactDetails(id); </text:span></text:p>
          <text:p><text:span text:style-name="T2"><text:s text:c="6"/></text:span><text:span text:style-name="T2">return clientCache.get(id);</text:span></text:p>
          <text:p><text:span text:style-name="T2"><text:s text:c="4"/></text:span><text:span text:style-name="T2">}</text:span></text:p>
          <text:p><text:span text:style-name="T2"><text:s text:c="2"/></text:span><text:span text:style-name="T2">}</text:span></text:p>
          <text:p><text:span text:style-name="T2">} <text:s/></text:span></text:p>
          <draw:enhanced-geometry svg:viewBox="0 0 21600 21600" draw:type="rectangle" draw:enhanced-path="M 0 0 L 21600 0 21600 21600 0 21600 0 0 Z N"/>
        </draw:custom-shape>
        <draw:custom-shape draw:style-name="gr2" draw:text-style-name="P3" draw:layer="layout" svg:width="8.128cm" svg:height="4.191cm" svg:x="10.271cm" svg:y="11.16cm">
          <text:p text:style-name="P2"><text:span text:style-name="T4">Partial method definitions </text:span></text:p>
          <text:p text:style-name="P2"><text:span text:style-name="T4">that result in behavioural </text:span></text:p>
          <text:p text:style-name="P2"><text:span text:style-name="T4">variations by using multiple</text:span></text:p>
          <text:p text:style-name="P2"><text:span text:style-name="T4">layers</text:span></text:p>
          <draw:enhanced-geometry svg:viewBox="0 0 21600 21600" draw:glue-points="10800 0 3160 3160 0 10800 3160 18440 10800 21600 18440 18440 21600 10800 18440 3160 ?f14 ?f15" draw:text-areas="3200 3200 18400 18400" draw:type="round-callout" draw:modifiers="-9810.21035797761 14169.84732824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3" draw:layer="layout" svg:width="8.128cm" svg:height="4.191cm" svg:x="10.271cm" svg:y="11.16cm">
          <text:p text:style-name="P2"><text:span text:style-name="T4">Partial method definitions </text:span></text:p>
          <text:p text:style-name="P2"><text:span text:style-name="T4">that result in behavioural </text:span></text:p>
          <text:p text:style-name="P2"><text:span text:style-name="T4">variations by using multiple</text:span></text:p>
          <text:p text:style-name="P2"><text:span text:style-name="T4">layers</text:span></text:p>
          <draw:enhanced-geometry svg:viewBox="0 0 21600 21600" draw:glue-points="10800 0 3160 3160 0 10800 3160 18440 10800 21600 18440 18440 21600 10800 18440 3160 ?f14 ?f15" draw:text-areas="3200 3200 18400 18400" draw:type="round-callout" draw:modifiers="-10285.8408168286 -1674.618320610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3" draw:layer="layout" svg:width="5.08cm" svg:height="1.905cm" svg:x="13.192cm" svg:y="4.175cm">
          <text:p text:style-name="P2"><text:span text:style-name="T4">Base definition</text:span></text:p>
          <draw:enhanced-geometry svg:viewBox="0 0 21600 21600" draw:glue-points="10800 0 3160 3160 0 10800 3160 18440 10800 21600 18440 18440 21600 10800 18440 3160 ?f14 ?f15" draw:text-areas="3200 3200 18400 18400" draw:type="round-callout" draw:modifiers="-16451.8795512694 -3683.105981112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0.622cm" svg:height="0.758cm" svg:x="10.132cm" svg:y="13.1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20.822cm" svg:height="3.038cm" svg:x="9.512cm" svg:y="35.284cm">
          <draw:text-box>
            <text:p text:style-name="P4">The get-method is partially redefined in two layers that are defined in the same class by making use of the first-class construct "layer". In case the mobile layer is active, first the base functionality of the get-method will be invoked by the proceed-call. After the proceed-call has retrieved the object, the partial definition will make a call to the DAO object in order to retrieve the account information that is related with the client. Before returning the object to the caller, the partial definition will make sure that the cache is updated with the newly retrieved information.</text:p>
          </draw:text-box>
        </draw:frame>
      </draw:page>
      <draw:page draw:name="page2" draw:style-name="dp1" draw:master-page-name="Default">
        <draw:custom-shape draw:style-name="gr6" draw:text-style-name="P1" draw:layer="layout" svg:width="17.526cm" svg:height="9.449cm" svg:x="1.762cm" svg:y="4.252cm">
          <text:p><text:span text:style-name="T1">class</text:span><text:span text:style-name="T2"> SmartPhone {</text:span></text:p>
          <text:p><text:span text:style-name="T2"><text:s text:c="2"/></text:span><text:span text:style-name="T1">private</text:span><text:span text:style-name="T2"> Layer layer;</text:span></text:p>
          <text:p><text:span text:style-name="T2"><text:s text:c="2"/></text:span><text:span text:style-name="T1">private</text:span><text:span text:style-name="T2"> ClientRepository clientRepository;</text:span></text:p>
          <text:p><text:span text:style-name="T2"><text:s text:c="2"/></text:span><text:span text:style-name="T1">public</text:span><text:span text:style-name="T2"> SmartPhone(ClientRepository clientRepository, Layer layer) {</text:span></text:p>
          <text:p><text:span text:style-name="T2"><text:s text:c="4"/></text:span><text:span text:style-name="T2">clientRepository = clientRepository;</text:span></text:p>
          <text:p><text:span text:style-name="T2"><text:s text:c="4"/></text:span><text:span text:style-name="T2">layer = layer;</text:span></text:p>
          <text:p><text:span text:style-name="T2"><text:s text:c="2"/></text:span><text:span text:style-name="T2">}</text:span></text:p>
          <text:p><text:span text:style-name="T2"><text:s text:c="2"/></text:span></text:p>
          <text:p><text:span text:style-name="T2"><text:s text:c="2"/></text:span><text:span text:style-name="T1">private</text:span><text:span text:style-name="T2"> Client getClient(int id) {</text:span></text:p>
          <text:p><text:span text:style-name="T2"><text:s text:c="4"/></text:span><text:span text:style-name="T1">with</text:span><text:span text:style-name="T2"> (layer) {</text:span></text:p>
          <text:p><text:span text:style-name="T2"><text:s text:c="6"/></text:span><text:span text:style-name="T1">return</text:span><text:span text:style-name="T2"> clientRepository.get(id); <text:s text:c="5"/></text:span></text:p>
          <text:p><text:span text:style-name="T2"><text:s text:c="4"/></text:span><text:span text:style-name="T2">}</text:span></text:p>
          <text:p><text:span text:style-name="T3"/></text:p>
          <text:p><text:span text:style-name="T2"><text:s text:c="4"/>……</text:span></text:p>
          <text:p><text:span text:style-name="T3"/></text:p>
          <text:p><text:span text:style-name="T2"><text:s text:c="2"/></text:span><text:span text:style-name="T2">}</text:span></text:p>
          <text:p><text:span text:style-name="T3"/></text:p>
          <text:p><text:span text:style-name="T2"><text:s text:c="2"/></text:span><text:span text:style-name="T1">private</text:span><text:span text:style-name="T2"> void otherFunc(int id) {</text:span></text:p>
          <text:p><text:span text:style-name="T2"><text:s text:c="4"/>……</text:span></text:p>
          <text:p><text:span text:style-name="T2"><text:s text:c="4"/></text:span><text:span text:style-name="T2">Client client = clientRepository.get(id);</text:span></text:p>
          <text:p><text:span text:style-name="T2"><text:s text:c="4"/>……</text:span></text:p>
          <text:p><text:span text:style-name="T2"><text:s text:c="2"/></text:span><text:span text:style-name="T2">}</text:span></text:p>
          <text:p><text:span text:style-name="T2"><text:s text:c="2"/></text:span></text:p>
          <text:p><text:span text:style-name="T2">} <text:s/></text:span></text:p>
          <draw:enhanced-geometry svg:viewBox="0 0 21600 21600" draw:type="rectangle" draw:enhanced-path="M 0 0 L 21600 0 21600 21600 0 21600 0 0 Z N"/>
        </draw:custom-shape>
        <draw:custom-shape draw:style-name="gr7" draw:text-style-name="P3" draw:layer="layout" svg:width="6.445cm" svg:height="3.099cm" svg:x="12.228cm" svg:y="10.092cm">
          <text:p text:style-name="P2"><text:span text:style-name="T5">Layer is out of scope, </text:span></text:p>
          <text:p text:style-name="P2"><text:span text:style-name="T5">only base definition is </text:span></text:p>
          <text:p text:style-name="P2"><text:span text:style-name="T5">applied</text:span></text:p>
          <draw:enhanced-geometry svg:viewBox="0 0 21600 21600" draw:glue-points="10800 0 3160 3160 0 10800 3160 18440 10800 21600 18440 18440 21600 10800 18440 3160 ?f14 ?f15" draw:text-areas="3200 3200 18400 18400" draw:type="round-callout" draw:modifiers="-5126.90040335092 11984.516129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6" draw:layer="layout" svg:width="6.86cm" svg:height="2.874cm" svg:x="11.85cm" svg:y="6.425cm">
          <text:p text:style-name="P2"><text:span text:style-name="T6">Layer is a first-class </text:span></text:p>
          <text:p text:style-name="P2"><text:span text:style-name="T6">entity and is </text:span></text:p>
          <text:p text:style-name="P2"><text:span text:style-name="T6">passed as a parameter </text:span></text:p>
          <text:p text:style-name="P2"><text:span text:style-name="T6">in the constructor</text:span></text:p>
          <draw:enhanced-geometry svg:viewBox="0 0 21600 21600" draw:glue-points="10800 0 3160 3160 0 10800 3160 18440 10800 21600 18440 18440 21600 10800 18440 3160 ?f14 ?f15" draw:text-areas="3200 3200 18400 18400" draw:type="round-callout" draw:modifiers="3151.37735024049 -2411.6869565217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7" draw:layer="layout" svg:width="6.445cm" svg:height="1.568cm" svg:x="5.944cm" svg:y="8.845cm">
          <text:p><text:span text:style-name="T4">Layer is activated</text:span></text:p>
          <draw:enhanced-geometry svg:viewBox="0 0 21600 21600" draw:glue-points="10800 0 3160 3160 0 10800 3160 18440 10800 21600 18440 18440 21600 10800 18440 3160 ?f14 ?f15" draw:text-areas="3200 3200 18400 18400" draw:type="round-callout" draw:modifiers="-3954.08004964319 -2601.912045889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3" draw:style-name="dp1" draw:master-page-name="Default">
        <draw:custom-shape draw:style-name="gr10" draw:text-style-name="P1" draw:layer="layout" svg:width="17.526cm" svg:height="6.029cm" svg:x="1.762cm" svg:y="5.934cm">
          <text:p><text:span text:style-name="T1">class</text:span><text:span text:style-name="T2"> SmartPhone {</text:span></text:p>
          <text:p><text:span text:style-name="T2"><text:s text:c="2"/></text:span><text:span text:style-name="T1">private</text:span><text:span text:style-name="T2"> Layer layer;</text:span></text:p>
          <text:p><text:span text:style-name="T2"><text:s text:c="2"/></text:span><text:span text:style-name="T1">private</text:span><text:span text:style-name="T2"> ClientRepository clientRepository;</text:span></text:p>
          <text:p><text:span text:style-name="T2"><text:s text:c="2"/></text:span><text:span text:style-name="T1">public</text:span><text:span text:style-name="T2"> SmartPhone(ClientRepository clientRepository, Layer layer) {</text:span></text:p>
          <text:p><text:span text:style-name="T2"><text:s text:c="4"/></text:span><text:span text:style-name="T2">clientRepository = clientRepository;</text:span></text:p>
          <text:p><text:span text:style-name="T2"><text:s text:c="4"/></text:span><text:span text:style-name="T2">layer = layer;</text:span></text:p>
          <text:p><text:span text:style-name="T2"><text:s text:c="2"/></text:span><text:span text:style-name="T2">}</text:span></text:p>
          <text:p><text:span text:style-name="T2"><text:s text:c="2"/></text:span></text:p>
          <text:p><text:span text:style-name="T2"><text:s text:c="2"/></text:span><text:span text:style-name="T1">private</text:span><text:span text:style-name="T2"> Client getClient(int id) {</text:span></text:p>
          <text:p><text:span text:style-name="T2"><text:s text:c="4"/></text:span><text:span text:style-name="T2">clientRepository.setWithLayer(layer);</text:span></text:p>
          <text:p><text:span text:style-name="T2"><text:s text:c="4"/></text:span><text:span text:style-name="T1">return</text:span><text:span text:style-name="T2"> clientRepository.get(id); <text:s text:c="5"/></text:span></text:p>
          <text:p><text:span text:style-name="T2"><text:s text:c="2"/></text:span><text:span text:style-name="T2">}</text:span></text:p>
          <text:p><text:span text:style-name="T3"/></text:p>
          <text:p><text:span text:style-name="T2">} <text:s/></text:span></text:p>
          <draw:enhanced-geometry svg:viewBox="0 0 21600 21600" draw:type="rectangle" draw:enhanced-path="M 0 0 L 21600 0 21600 21600 0 21600 0 0 Z N"/>
        </draw:custom-shape>
        <draw:custom-shape draw:style-name="gr11" draw:text-style-name="P8" draw:layer="layout" svg:width="8.316cm" svg:height="3.099cm" svg:x="10.792cm" svg:y="8.166cm">
          <text:p text:style-name="P2"><text:span text:style-name="T4">Layer is only activated </text:span></text:p>
          <text:p text:style-name="P2"><text:span text:style-name="T4">in the ClientRepository, does </text:span></text:p>
          <text:p text:style-name="P2"><text:span text:style-name="T4">not affect other instances</text:span></text:p>
          <draw:enhanced-geometry svg:viewBox="0 0 21600 21600" draw:glue-points="10800 0 3160 3160 0 10800 3160 18440 10800 21600 18440 18440 21600 10800 18440 3160 ?f14 ?f15" draw:text-areas="3200 3200 18400 18400" draw:type="round-callout" draw:modifiers="-2358.15798965973 12109.9354838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4" draw:style-name="dp1" draw:master-page-name="Default">
        <draw:custom-shape draw:style-name="gr12" draw:text-style-name="P10" draw:layer="layout" svg:width="16.474cm" svg:height="12.224cm" svg:x="1.862cm" svg:y="1.164cm">
          <text:p text:style-name="P9"><text:span text:style-name="T7">class ScreenHandler implements Handler {</text:span></text:p>
          <text:p text:style-name="P9"><text:span text:style-name="T7"><text:s text:c="2"/></text:span></text:p>
          <text:p text:style-name="P9"><text:span text:style-name="T7"><text:s text:c="2"/></text:span><text:span text:style-name="T7">Private Screen screen;</text:span></text:p>
          <text:p text:style-name="P9"><text:span text:style-name="T7"/></text:p>
          <text:p text:style-name="P9"><text:span text:style-name="T7"><text:s text:c="2"/></text:span><text:span text:style-name="T7">Public ScreenHandler(Screen screen) {</text:span></text:p>
          <text:p text:style-name="P9"><text:span text:style-name="T7"><text:s text:c="4"/></text:span><text:span text:style-name="T7">this.screen = screen; <text:s/></text:span></text:p>
          <text:p text:style-name="P9"><text:span text:style-name="T7"><text:s text:c="2"/></text:span><text:span text:style-name="T7">}</text:span></text:p>
          <text:p text:style-name="P9"><text:span text:style-name="T7"/></text:p>
          <text:p text:style-name="P9"><text:span text:style-name="T8"><text:s text:c="2"/></text:span><text:span text:style-name="T8">layer</text:span><text:span text:style-name="T7"> (LowBattery) {</text:span></text:p>
          <text:p text:style-name="P9"><text:span text:style-name="T7"><text:s text:c="4"/></text:span><text:span text:style-name="T7">void handle(Event event) {</text:span></text:p>
          <text:p text:style-name="P9"><text:span text:style-name="T7"><text:s text:c="6"/></text:span><text:span text:style-name="T7">screen.dim(); <text:s text:c="5"/></text:span></text:p>
          <text:p text:style-name="P9"><text:span text:style-name="T7"><text:s text:c="6"/></text:span><text:span text:style-name="T8">proceed</text:span><text:span text:style-name="T7">();</text:span></text:p>
          <text:p text:style-name="P9"><text:span text:style-name="T7"><text:s text:c="4"/></text:span><text:span text:style-name="T7">}</text:span></text:p>
          <text:p text:style-name="P9"><text:span text:style-name="T7"><text:s text:c="2"/></text:span><text:span text:style-name="T7">}</text:span></text:p>
          <text:p text:style-name="P9"><text:span text:style-name="T7"/></text:p>
          <text:p text:style-name="P9"><text:span text:style-name="T8"><text:s text:c="2"/></text:span><text:span text:style-name="T8">layer</text:span><text:span text:style-name="T7"> (EmptyBattery) {</text:span></text:p>
          <text:p text:style-name="P9"><text:span text:style-name="T7"><text:s text:c="4"/></text:span><text:span text:style-name="T7">void handle(Event event) {</text:span></text:p>
          <text:p text:style-name="P9"><text:span text:style-name="T7"><text:s text:c="6"/></text:span><text:span text:style-name="T7">screen.shutdown(); <text:s text:c="5"/></text:span></text:p>
          <text:p text:style-name="P9"><text:span text:style-name="T7"><text:s text:c="4"/></text:span><text:span text:style-name="T7">}</text:span></text:p>
          <text:p text:style-name="P9"><text:span text:style-name="T7"><text:s text:c="2"/></text:span><text:span text:style-name="T7">}</text:span></text:p>
          <text:p text:style-name="P9"><text:span text:style-name="T7"><text:s text:c="4"/></text:span></text:p>
          <text:p text:style-name="P9"><text:span text:style-name="T7"><text:s text:c="2"/></text:span><text:span text:style-name="T7">void handle(Event event) {</text:span></text:p>
          <text:p text:style-name="P9"><text:span text:style-name="T7"><text:s text:c="4"/></text:span><text:span text:style-name="T7">screen.draw();</text:span></text:p>
          <text:p text:style-name="P9"><text:span text:style-name="T7"><text:s text:c="2"/></text:span><text:span text:style-name="T7">}</text:span></text:p>
          <text:p text:style-name="P9"><text:span text:style-name="T7"><text:s text:c="2"/></text:span></text:p>
          <text:p text:style-name="P9"><text:span text:style-name="T7">} <text:s/></text:span></text:p>
          <draw:enhanced-geometry svg:viewBox="0 0 21600 21600" draw:type="rectangle" draw:enhanced-path="M 0 0 L 21600 0 21600 21600 0 21600 0 0 Z N"/>
        </draw:custom-shape>
        <draw:custom-shape draw:style-name="gr13" draw:text-style-name="P12" draw:layer="layout" svg:width="6.743cm" svg:height="2.515cm" svg:x="11.196cm" svg:y="10.557cm">
          <text:p text:style-name="P11"><text:span text:style-name="T9">Layer is out of scope, </text:span></text:p>
          <text:p text:style-name="P11"><text:span text:style-name="T9">only base definition is </text:span></text:p>
          <text:p text:style-name="P11"><text:span text:style-name="T9">applied</text:span></text:p>
          <draw:enhanced-geometry svg:viewBox="0 0 21600 21600" draw:glue-points="10800 0 3160 3160 0 10800 3160 18440 10800 21600 18440 18440 21600 10800 18440 3160 ?f14 ?f15" draw:text-areas="3200 3200 18400 18400" draw:type="round-callout" draw:modifiers="-8061.56583629893 5460.095389507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3" draw:layer="layout" svg:width="4.026cm" svg:height="2.438cm" svg:x="12.034cm" svg:y="2.88cm">
          <text:p text:style-name="P11"><text:span text:style-name="T10">Layer is a </text:span></text:p>
          <text:p text:style-name="P11"><text:span text:style-name="T10">first-class </text:span></text:p>
          <text:p text:style-name="P11"><text:span text:style-name="T10">entity</text:span></text:p>
          <draw:enhanced-geometry svg:viewBox="0 0 21600 21600" draw:glue-points="10800 0 3160 3160 0 10800 3160 18440 10800 21600 18440 18440 21600 10800 18440 3160 ?f14 ?f15" draw:text-areas="3200 3200 18400 18400" draw:type="round-callout" draw:modifiers="-46949.2922771294 18783.763837638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2" draw:layer="layout" svg:width="6.426cm" svg:height="2.009cm" svg:x="10.375cm" svg:y="7.807cm">
          <text:p text:style-name="P11"><text:span text:style-name="T9">Call context-independent</text:span></text:p>
          <text:p text:style-name="P11"><text:span text:style-name="T9">Behavior (base)</text:span></text:p>
          <draw:enhanced-geometry svg:viewBox="0 0 21600 21600" draw:glue-points="10800 0 3160 3160 0 10800 3160 18440 10800 21600 18440 18440 21600 10800 18440 3160 ?f14 ?f15" draw:text-areas="3200 3200 18400 18400" draw:type="round-callout" draw:modifiers="-14770.8106426015 -11659.70149253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5" draw:style-name="dp1" draw:master-page-name="Default">
        <draw:custom-shape draw:style-name="gr16" draw:text-style-name="P10" draw:layer="layout" svg:width="16.474cm" svg:height="12.224cm" svg:x="2.154cm" svg:y="1.773cm">
          <text:p text:style-name="P9"><text:span text:style-name="T7">class BatteryHandler implements Handler {</text:span></text:p>
          <text:p text:style-name="P9"><text:span text:style-name="T7"><text:s text:c="2"/></text:span></text:p>
          <text:p text:style-name="P9"><text:span text:style-name="T7"><text:s text:c="2"/></text:span><text:span text:style-name="T7">Private Battery battery;</text:span></text:p>
          <text:p text:style-name="P9"><text:span text:style-name="T7"/></text:p>
          <text:p text:style-name="P9"><text:span text:style-name="T7"><text:s text:c="2"/></text:span><text:span text:style-name="T7">Public BatteryHandler(Battery battery) {</text:span></text:p>
          <text:p text:style-name="P9"><text:span text:style-name="T7"><text:s text:c="4"/></text:span><text:span text:style-name="T7">this.</text:span><text:span text:style-name="T7">battery</text:span><text:span text:style-name="T7"> = </text:span><text:span text:style-name="T7">battery</text:span><text:span text:style-name="T7">; <text:s/></text:span></text:p>
          <text:p text:style-name="P9"><text:span text:style-name="T7"><text:s text:c="2"/></text:span><text:span text:style-name="T7">}</text:span></text:p>
          <text:p text:style-name="P9"><text:span text:style-name="T7"/></text:p>
          <text:p text:style-name="P9"><text:span text:style-name="T7"><text:s text:c="2"/></text:span><text:span text:style-name="T7">void handle(Event event) {</text:span></text:p>
          <text:p text:style-name="P9"><text:span text:style-name="T7"><text:s text:c="4"/></text:span><text:span text:style-name="T7">if (this.battery.getLevelPercentage() &lt;= 5) {</text:span></text:p>
          <text:p><text:span text:style-name="T7"><text:s text:c="6"/></text:span><text:span text:style-name="T8">with</text:span><text:span text:style-name="T7"> (LowBattery) {</text:span></text:p>
          <text:p text:style-name="P9"><text:span text:style-name="T7"><text:s text:c="9"/></text:span><text:span text:style-name="T7">...</text:span></text:p>
          <text:p text:style-name="P9"><text:span text:style-name="T7"><text:s text:c="6"/></text:span><text:span text:style-name="T7">}</text:span></text:p>
          <text:p text:style-name="P9"><text:span text:style-name="T7"><text:s text:c="4"/></text:span><text:span text:style-name="T7">else (this.battery.getLevelPercentage() &lt; 1) {</text:span></text:p>
          <text:p text:style-name="P9"><text:span text:style-name="T7"><text:s text:c="6"/></text:span><text:span text:style-name="T8">with</text:span><text:span text:style-name="T7"> (EmptyBattery) {</text:span></text:p>
          <text:p text:style-name="P9"><text:span text:style-name="T7"><text:s text:c="9"/></text:span><text:span text:style-name="T7">...</text:span></text:p>
          <text:p text:style-name="P9"><text:span text:style-name="T7"><text:s text:c="6"/></text:span><text:span text:style-name="T7">}</text:span></text:p>
          <text:p text:style-name="P9"><text:span text:style-name="T7"><text:s text:c="4"/></text:span><text:span text:style-name="T7">}</text:span></text:p>
          <text:p text:style-name="P9"><text:span text:style-name="T7"><text:s text:c="4"/></text:span><text:span text:style-name="T7">else {</text:span></text:p>
          <text:p text:style-name="P9"><text:span text:style-name="T7"><text:s text:c="7"/></text:span><text:span text:style-name="T7">...</text:span></text:p>
          <text:p text:style-name="P9"><text:span text:style-name="T7"><text:s text:c="4"/></text:span><text:span text:style-name="T7">}</text:span></text:p>
          <text:p text:style-name="P9"><text:span text:style-name="T7"><text:s text:c="6"/></text:span></text:p>
          <text:p text:style-name="P9"><text:span text:style-name="T7"><text:s text:c="2"/></text:span><text:span text:style-name="T7">}</text:span></text:p>
          <text:p text:style-name="P9"><text:span text:style-name="T7"><text:s text:c="2"/></text:span></text:p>
          <text:p text:style-name="P9"><text:span text:style-name="T7">} <text:s/></text:span></text:p>
          <draw:enhanced-geometry svg:viewBox="0 0 21600 21600" draw:type="rectangle" draw:enhanced-path="M 0 0 L 21600 0 21600 21600 0 21600 0 0 Z N"/>
        </draw:custom-shape>
        <draw:custom-shape draw:style-name="gr17" draw:text-style-name="P12" draw:layer="layout" svg:width="5.765cm" svg:height="2.675cm" svg:x="12.068cm" svg:y="3.81cm">
          <text:p text:style-name="P11"><text:span text:style-name="T9">Call to low-level </text:span></text:p>
          <text:p text:style-name="P11"><text:span text:style-name="T9">driver </text:span></text:p>
          <text:p text:style-name="P11"><text:span text:style-name="T9">is done to check </text:span></text:p>
          <text:p text:style-name="P11"><text:span text:style-name="T9">Battery level</text:span></text:p>
          <draw:enhanced-geometry svg:viewBox="0 0 21600 21600" draw:glue-points="10800 0 3160 3160 0 10800 3160 18440 10800 21600 18440 18440 21600 10800 18440 3160 ?f14 ?f15" draw:text-areas="3200 3200 18400 18400" draw:type="round-callout" draw:modifiers="-8631.00936524454 20510.31390134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8" draw:text-style-name="P12" draw:layer="layout" svg:width="5.765cm" svg:height="3.017cm" svg:x="11.974cm" svg:y="8.97cm">
          <text:p text:style-name="P11"><text:span text:style-name="T9">Specific layer is </text:span></text:p>
          <text:p text:style-name="P11"><text:span text:style-name="T9">activated that affects</text:span></text:p>
          <text:p text:style-name="P11"><text:span text:style-name="T9">all classes that use</text:span></text:p>
          <text:p text:style-name="P11"><text:span text:style-name="T9">the LowBattery layer</text:span></text:p>
          <draw:enhanced-geometry svg:viewBox="0 0 21600 21600" draw:glue-points="10800 0 3160 3160 0 10800 3160 18440 10800 21600 18440 18440 21600 10800 18440 3160 ?f14 ?f15" draw:text-areas="3200 3200 18400 18400" draw:type="round-callout" draw:modifiers="-27406.4516129032 7.157057654075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12" draw:layer="layout" svg:width="5.839cm" svg:height="2.447cm" svg:x="5.988cm" svg:y="10.491cm">
          <text:p text:style-name="P11"><text:span text:style-name="T9">Base definition, no</text:span></text:p>
          <text:p text:style-name="P11"><text:span text:style-name="T9">explicit layer is </text:span></text:p>
          <text:p text:style-name="P11"><text:span text:style-name="T9">set</text:span></text:p>
          <draw:enhanced-geometry svg:viewBox="0 0 21600 21600" draw:glue-points="10800 0 3160 3160 0 10800 3160 18440 10800 21600 18440 18440 21600 10800 18440 3160 ?f14 ?f15" draw:text-areas="3200 3200 18400 18400" draw:type="round-callout" draw:modifiers="-3942.7397260274 5258.823529411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6" draw:style-name="dp1" draw:master-page-name="Default">
        <draw:custom-shape draw:style-name="gr20" draw:text-style-name="P10" draw:layer="layout" svg:width="16.474cm" svg:height="12.224cm" svg:x="1.862cm" svg:y="1.164cm">
          <text:p text:style-name="P9"><text:span text:style-name="T7">class ScreenHandler implements Handler {</text:span></text:p>
          <text:p text:style-name="P9"><text:span text:style-name="T7"><text:s text:c="2"/></text:span></text:p>
          <text:p text:style-name="P9"><text:span text:style-name="T7"><text:s text:c="2"/></text:span><text:span text:style-name="T7">Private Screen screen;</text:span></text:p>
          <text:p text:style-name="P9"><text:span text:style-name="T7"/></text:p>
          <text:p text:style-name="P9"><text:span text:style-name="T7"><text:s text:c="2"/></text:span><text:span text:style-name="T7">Public ScreenHandler(Screen screen) {</text:span></text:p>
          <text:p text:style-name="P9"><text:span text:style-name="T7"><text:s text:c="4"/></text:span><text:span text:style-name="T7">this.screen = screen; <text:s/></text:span></text:p>
          <text:p text:style-name="P9"><text:span text:style-name="T7"><text:s text:c="2"/></text:span><text:span text:style-name="T7">}</text:span></text:p>
          <text:p text:style-name="P9"><text:span text:style-name="T7"/></text:p>
          <text:p text:style-name="P9"><text:span text:style-name="T8"><text:s text:c="2"/></text:span><text:span text:style-name="T8">layer</text:span><text:span text:style-name="T7"> (LowBattery) {</text:span></text:p>
          <text:p text:style-name="P9"><text:span text:style-name="T7"><text:s text:c="4"/></text:span><text:span text:style-name="T7">void handle(Event event) {</text:span></text:p>
          <text:p text:style-name="P9"><text:span text:style-name="T7"><text:s text:c="6"/></text:span><text:span text:style-name="T7">screen.dim(); <text:s text:c="5"/></text:span></text:p>
          <text:p text:style-name="P9"><text:span text:style-name="T7"><text:s text:c="6"/></text:span><text:span text:style-name="T8">proceed</text:span><text:span text:style-name="T7">();</text:span></text:p>
          <text:p text:style-name="P9"><text:span text:style-name="T7"><text:s text:c="4"/></text:span><text:span text:style-name="T7">}</text:span></text:p>
          <text:p text:style-name="P9"><text:span text:style-name="T7"><text:s text:c="2"/></text:span><text:span text:style-name="T7">}</text:span></text:p>
          <text:p text:style-name="P9"><text:span text:style-name="T7"/></text:p>
          <text:p text:style-name="P9"><text:span text:style-name="T8"><text:s text:c="2"/></text:span><text:span text:style-name="T8">layer</text:span><text:span text:style-name="T7"> (EmptyBattery) {</text:span></text:p>
          <text:p text:style-name="P9"><text:span text:style-name="T7"><text:s text:c="4"/></text:span><text:span text:style-name="T7">void handle(Event event) {</text:span></text:p>
          <text:p text:style-name="P9"><text:span text:style-name="T7"><text:s text:c="6"/></text:span><text:span text:style-name="T7">screen.shutdown(); <text:s text:c="5"/></text:span></text:p>
          <text:p text:style-name="P9"><text:span text:style-name="T7"><text:s text:c="4"/></text:span><text:span text:style-name="T7">}</text:span></text:p>
          <text:p text:style-name="P9"><text:span text:style-name="T7"><text:s text:c="2"/></text:span><text:span text:style-name="T7">}</text:span></text:p>
          <text:p text:style-name="P9"><text:span text:style-name="T7"><text:s text:c="4"/></text:span></text:p>
          <text:p text:style-name="P9"><text:span text:style-name="T7"><text:s text:c="2"/></text:span><text:span text:style-name="T7">void handle(Event event) {</text:span></text:p>
          <text:p text:style-name="P9"><text:span text:style-name="T7"><text:s text:c="4"/></text:span><text:span text:style-name="T7">screen.draw();</text:span></text:p>
          <text:p text:style-name="P9"><text:span text:style-name="T7"><text:s text:c="2"/></text:span><text:span text:style-name="T7">}</text:span></text:p>
          <text:p text:style-name="P9"><text:span text:style-name="T7"><text:s text:c="2"/></text:span></text:p>
          <text:p text:style-name="P9"><text:span text:style-name="T7">} <text:s/></text:span></text:p>
          <draw:enhanced-geometry svg:viewBox="0 0 21600 21600" draw:type="rectangle" draw:enhanced-path="M 0 0 L 21600 0 21600 21600 0 21600 0 0 Z N"/>
        </draw:custom-shape>
        <draw:custom-shape draw:style-name="gr13" draw:text-style-name="P12" draw:layer="layout" svg:width="6.743cm" svg:height="2.515cm" svg:x="11.196cm" svg:y="10.557cm">
          <text:p text:style-name="P11"><text:span text:style-name="T9">Layer is out of scope, </text:span></text:p>
          <text:p text:style-name="P11"><text:span text:style-name="T9">only base definition is </text:span></text:p>
          <text:p text:style-name="P11"><text:span text:style-name="T9">applied</text:span></text:p>
          <draw:enhanced-geometry svg:viewBox="0 0 21600 21600" draw:glue-points="10800 0 3160 3160 0 10800 3160 18440 10800 21600 18440 18440 21600 10800 18440 3160 ?f14 ?f15" draw:text-areas="3200 3200 18400 18400" draw:type="round-callout" draw:modifiers="-8061.56583629893 5460.095389507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3" draw:layer="layout" svg:width="4.026cm" svg:height="2.438cm" svg:x="12.034cm" svg:y="2.88cm">
          <text:p text:style-name="P11"><text:span text:style-name="T10">Layer is a </text:span></text:p>
          <text:p text:style-name="P11"><text:span text:style-name="T10">first-class </text:span></text:p>
          <text:p text:style-name="P11"><text:span text:style-name="T10">entity</text:span></text:p>
          <draw:enhanced-geometry svg:viewBox="0 0 21600 21600" draw:glue-points="10800 0 3160 3160 0 10800 3160 18440 10800 21600 18440 18440 21600 10800 18440 3160 ?f14 ?f15" draw:text-areas="3200 3200 18400 18400" draw:type="round-callout" draw:modifiers="-46949.2922771294 18783.763837638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2" draw:layer="layout" svg:width="6.426cm" svg:height="2.009cm" svg:x="10.375cm" svg:y="7.807cm">
          <text:p text:style-name="P11"><text:span text:style-name="T9">Call context-independent</text:span></text:p>
          <text:p text:style-name="P11"><text:span text:style-name="T9">Behavior (base)</text:span></text:p>
          <draw:enhanced-geometry svg:viewBox="0 0 21600 21600" draw:glue-points="10800 0 3160 3160 0 10800 3160 18440 10800 21600 18440 18440 21600 10800 18440 3160 ?f14 ?f15" draw:text-areas="3200 3200 18400 18400" draw:type="round-callout" draw:modifiers="-14770.8106426015 -11659.70149253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ourier 10 Pitch1" svg:font-family="'Courier 10 Pitch'" style:font-pitch="fixed"/>
    <style:font-face style:name="Liberation Mono" svg:font-family="'Liberation Mono', 'Courier New', 'Nimbus Mono L', 'DejaVu Sans Mono', Courier" style:font-family-generic="modern"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051cm" svg:stroke-color="#000000" draw:marker-start-width="0.279cm" draw:marker-start-center="false" draw:marker-end-width="0.279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4T17:39:49.782384531</meta:creation-date>
    <dc:date>2017-10-08T17:21:12.813969105</dc:date>
    <meta:editing-duration>PT50M58S</meta:editing-duration>
    <meta:editing-cycles>24</meta:editing-cycles>
    <meta:generator>LibreOffice/5.1.6.2$Linux_X86_64 LibreOffice_project/10m0$Build-2</meta:generator>
    <meta:document-statistic meta:object-count="24"/>
  </office:meta>
</office:document-meta>
</file>